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2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OSE ANTONIO B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 hay productos, muestra status:200 y resultados:null. Tendría que mostrar un mensaje de error “No se encontraron productos” y status:500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.25" calcext:value-type="float">
            <text:p>3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.75" calcext:value-type="float">
            <text:p>9,7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0:12:52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0:16:50.425000000</dc:date>
    <meta:editing-duration>PT2H10M20S</meta:editing-duration>
    <meta:editing-cycles>16</meta:editing-cycles>
    <meta:document-statistic meta:table-count="1" meta:cell-count="123" meta:object-count="0"/>
  </office:meta>
</office:document-meta>
</file>